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TagTests.defaultAction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Tag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TagTests.requestDataValueProcessorHoo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TagTests.withActionFro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rmTagTests.getInputTag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TagTests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TagTests.clearAttributesOn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TagTests.getFormTag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TagTests.assertForm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Tests.custom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TagTests.extend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TagTests.prepend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ormTagTests.assertForm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Tests.write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Form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Tests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TagTests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TagTests.withNullResolved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TagTests.xssExploitWhenActionIsResolvedFrom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